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280099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svg:stroke-width="0.04cm" svg:stroke-color="#0066cc" draw:marker-start-width="0.37cm" draw:marker-end-width="0.37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4" style:family="graphic" style:parent-style-name="standard">
      <style:graphic-properties svg:stroke-width="0.05cm" svg:stroke-color="#579d1c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09cm"/>
    </style:style>
    <style:style style:name="gr6" style:family="graphic" style:parent-style-name="standard">
      <style:graphic-properties svg:stroke-width="0.05cm" svg:stroke-color="#0084d1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84d1" draw:marker-start-width="0.38cm" draw:marker-end-width="0.38cm" draw:fill="none" draw:fill-color="#0084d1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84cm"/>
    </style:style>
    <style:style style:name="gr9" style:family="graphic" style:parent-style-name="objectwithoutfill">
      <style:graphic-properties svg:stroke-width="0.07cm" svg:stroke-color="#c5000b" draw:marker-start-width="0.21cm" draw:marker-end="Arrow" draw:marker-end-width="0.21cm" draw:fill="none" draw:textarea-horizontal-align="center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8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1.0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2cm" fo:min-width="0.809cm"/>
    </style:style>
    <style:style style:name="gr14" style:family="graphic" style:parent-style-name="objectwithoutfill">
      <style:graphic-properties svg:stroke-width="0.05cm" svg:stroke-color="#c5000b" draw:marker-start="Arrow" draw:marker-start-width="0.28cm" draw:marker-end="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0.28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5cm"/>
    </style:style>
    <style:style style:name="gr17" style:family="graphic" style:parent-style-name="standard">
      <style:graphic-properties draw:stroke="none" draw:fill-color="#333366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svg:stroke-width="0.03cm" svg:stroke-color="#0084d1" draw:marker-start-width="0.36cm" draw:marker-end-width="0.36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5cm" svg:stroke-color="#333366" draw:marker-start="Arrow" draw:marker-start-width="0.28cm" draw:marker-end="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3cm" svg:stroke-color="#280099" draw:marker-start-width="0.36cm" draw:marker-end-width="0.36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left" draw:auto-grow-height="true" draw:auto-grow-width="true" fo:min-height="0.357cm" fo:min-width="0.809cm" fo:padding-top="0.1cm" fo:padding-bottom="0.1cm" fo:padding-left="0.16cm" fo:padding-right="0.16cm"/>
    </style:style>
    <style:style style:name="gr22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justify" draw:textarea-vertical-align="middle" draw:auto-grow-height="true" draw:auto-grow-width="true" fo:min-height="0.605cm" fo:min-width="1.055cm" fo:padding-top="0.135cm" fo:padding-bottom="0.135cm" fo:padding-left="0.16cm" fo:padding-right="0.16cm"/>
    </style:style>
    <style:style style:name="gr23" style:family="graphic" style:parent-style-name="standard">
      <style:graphic-properties draw:stroke="solid" svg:stroke-width="0.02cm" svg:stroke-color="#000080" draw:marker-start-width="0.33cm" draw:marker-end-width="0.33cm" draw:fill="none" draw:fill-color="#ffffff" draw:textarea-horizontal-align="justify" draw:textarea-vertical-align="middle" draw:auto-grow-height="true" draw:auto-grow-width="true" fo:min-height="0.332cm" fo:min-width="1.555cm" fo:padding-top="0.135cm" fo:padding-bottom="0.135cm" fo:padding-left="0.16cm" fo:padding-right="0.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style:use-window-font-color="true" fo:font-family="'DejaVu Sans Mono'" style:font-family-generic="modern" style:font-pitch="fixed" fo:font-size="10.5pt" fo:text-shadow="1pt 1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  <style:text-properties fo:color="#280099" fo:font-family="'DejaVu Sans Mono'" style:font-family-generic="modern" style:font-pitch="fixed" fo:font-size="10.5pt" fo:font-style="italic" fo:text-shadow="1pt 1pt" fo:font-weight="bold" style:font-size-asian="10.5pt" style:font-style-asian="italic" style:font-weight-asian="bold" style:font-size-complex="10.5pt" style:font-style-complex="italic" style:font-weight-complex="bold"/>
    </style:style>
    <style:style style:name="P6" style:family="paragraph">
      <style:paragraph-properties fo:text-align="center"/>
      <style:text-properties fo:color="#0066cc" fo:font-family="'DejaVu Sans Mono'" style:font-family-generic="modern" style:font-pitch="fixed" fo:font-size="10.5pt" fo:font-style="italic" fo:text-shadow="1pt 1pt" fo:font-weight="bold" style:font-size-asian="10.5pt" style:font-style-asian="italic" style:font-weight-asian="bold" style:font-size-complex="10.5pt" style:font-style-complex="italic" style:font-weight-complex="bold"/>
    </style:style>
    <style:style style:name="P7" style:family="paragraph">
      <style:paragraph-properties fo:text-align="center"/>
      <style:text-properties fo:color="#ffffff" fo:font-family="'DejaVu Sans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10.5pt" fo:text-shadow="1pt 1pt" style:font-size-asian="10.5pt" style:font-size-complex="10.5pt"/>
    </style:style>
    <style:style style:name="P10" style:family="paragraph">
      <style:paragraph-properties fo:text-align="center"/>
      <style:text-properties fo:font-size="10.5pt" fo:text-shadow="none" fo:font-weight="bold" style:font-size-asian="10.5pt" style:font-weight-asian="bold" style:font-size-complex="10.5pt" style:font-weight-complex="bold"/>
    </style:style>
    <style:style style:name="P11" style:family="paragraph">
      <style:paragraph-properties fo:text-align="center"/>
      <style:text-properties style:use-window-font-color="true" fo:font-family="'DejaVu Sans Mono'" style:font-family-generic="modern" style:font-pitch="fixed" fo:font-size="10.5pt" fo:text-shadow="none" fo:font-weight="bold" style:font-size-asian="10.5pt" style:font-weight-asian="bold" style:font-size-complex="10.5pt" style:font-weight-complex="bold"/>
    </style:style>
    <style:style style:name="T1" style:family="text">
      <style:text-properties style:use-window-font-color="true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280099" fo:font-family="'DejaVu Sans Mono'" style:font-family-generic="modern" style:font-pitch="fix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4" style:family="text">
      <style:text-properties fo:color="#0066cc" fo:font-family="'DejaVu Sans Mono'" style:font-family-generic="modern" style:font-pitch="fix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color="#ffffff" fo:font-family="'DejaVu Sans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use-window-font-color="true" fo:font-family="'DejaVu Sans Mono'" style:font-style-name="Book" style:font-family-generic="modern" style:font-pitch="fixed" fo:font-size="8pt" fo:font-weight="bold" style:font-family-asian="'DejaVu Sans Mono'" style:font-style-name-asian="Book" style:font-family-generic-asian="modern" style:font-pitch-asian="fixed" style:font-size-asian="8pt" style:font-weight-asian="bold" style:font-family-complex="'DejaVu Sans Mono'" style:font-style-name-complex="Book" style:font-family-generic-complex="modern" style:font-pitch-complex="fixed" style:font-size-complex="8pt" style:font-weight-complex="bold"/>
    </style:style>
    <style:style style:name="T7" style:family="text">
      <style:text-properties style:use-window-font-color="true" fo:font-family="'DejaVu Sans Mono'" style:font-family-generic="modern" style:font-pitch="fixed" fo:font-size="8pt" fo:font-weight="bold" style:font-family-asian="'DejaVu Sans Mono'" style:font-style-name-asian="Book" style:font-family-generic-asian="modern" style:font-pitch-asian="fixed" style:font-size-asian="8pt" style:font-weight-asian="bold" style:font-family-complex="'DejaVu Sans Mono'" style:font-style-name-complex="Book" style:font-family-generic-complex="modern" style:font-pitch-complex="fixed" style:font-size-complex="8pt" style:font-weight-complex="bold"/>
    </style:style>
    <style:style style:name="T8" style:family="text">
      <style:text-properties style:use-window-font-color="true" fo:font-family="'DejaVu Sans Mono'" style:font-family-generic="modern" style:font-pitch="fixed" fo:font-size="10.5pt" fo:text-shadow="1pt 1pt" fo:font-weight="bold" style:font-size-asian="10.5pt" style:font-weight-asian="bold" style:font-size-complex="10.5pt" style:font-weight-complex="bold"/>
    </style:style>
    <style:style style:name="T9" style:family="text">
      <style:text-properties style:use-window-font-color="true" fo:font-family="'DejaVu Sans Mono'" style:font-family-generic="modern" style:font-pitch="fixed" fo:font-size="10.5pt" fo:text-shadow="none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6.875cm" svg:height="2.375cm" svg:x="1.475cm" svg:y="2.6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875cm" svg:height="1.875cm" svg:x="1.451cm" svg:y="5.1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886cm" svg:height="0.809cm" svg:x="6.326cm" svg:y="6.475cm">
          <draw:text-box>
            <text:p text:style-name="P1"><text:span text:style-name="T1">Commutation en fond de panier</text:span></text:p>
          </draw:text-box>
        </draw:frame>
        <draw:custom-shape draw:style-name="gr4" draw:text-style-name="P1" draw:layer="layout" svg:width="3.55cm" svg:height="4.244cm" svg:x="11.15cm" svg:y="7.708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026cm" svg:height="0.809cm" svg:x="11.874cm" svg:y="7.702cm">
          <draw:text-box>
            <text:p text:style-name="P1"><text:span text:style-name="T2">Interface</text:span></text:p>
          </draw:text-box>
        </draw:frame>
        <draw:frame draw:style-name="gr5" draw:text-style-name="P3" draw:layer="layout" svg:width="1.349cm" svg:height="0.607cm" svg:x="12.291cm" svg:y="10.443cm">
          <draw:text-box>
            <text:p text:style-name="P1"><text:span text:style-name="T2">PCI-E</text:span></text:p>
          </draw:text-box>
        </draw:frame>
        <draw:custom-shape draw:style-name="gr6" draw:text-style-name="P1" draw:layer="layout" svg:width="2.75cm" svg:height="1.375cm" svg:x="11.575cm" svg:y="8.327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65cm" svg:height="0.911cm" svg:x="12.074cm" svg:y="8.503cm">
          <draw:text-box>
            <text:p text:style-name="P1"><text:span text:style-name="T2">tampon</text:span></text:p>
            <text:p text:style-name="P1"><text:span text:style-name="T2">mémoire</text:span></text:p>
          </draw:text-box>
        </draw:frame>
        <draw:custom-shape draw:style-name="gr7" draw:text-style-name="P1" draw:layer="layout" svg:width="2.5cm" svg:height="1.5cm" svg:x="11.725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5cm" svg:height="4.244cm" svg:x="15.05cm" svg:y="7.708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026cm" svg:height="0.809cm" svg:x="15.774cm" svg:y="7.702cm">
          <draw:text-box>
            <text:p text:style-name="P1"><text:span text:style-name="T2">Interface</text:span></text:p>
          </draw:text-box>
        </draw:frame>
        <draw:frame draw:style-name="gr8" draw:text-style-name="P3" draw:layer="layout" svg:width="1.349cm" svg:height="0.607cm" svg:x="16.191cm" svg:y="10.443cm">
          <draw:text-box>
            <text:p text:style-name="P1"><text:span text:style-name="T2">PCI-E</text:span></text:p>
          </draw:text-box>
        </draw:frame>
        <draw:custom-shape draw:style-name="gr6" draw:text-style-name="P1" draw:layer="layout" svg:width="2.75cm" svg:height="1.375cm" svg:x="15.475cm" svg:y="8.327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65cm" svg:height="0.911cm" svg:x="15.974cm" svg:y="8.503cm">
          <draw:text-box>
            <text:p text:style-name="P1"><text:span text:style-name="T2">tampon</text:span></text:p>
            <text:p text:style-name="P1"><text:span text:style-name="T2">mémoire</text:span></text:p>
          </draw:text-box>
        </draw:frame>
        <draw:custom-shape draw:style-name="gr7" draw:text-style-name="P1" draw:layer="layout" svg:width="2.5cm" svg:height="1.5cm" svg:x="15.625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4.7cm" svg:y1="9.827cm" svg:x2="14.7cm" svg:y2="9.827cm" svg:d="m14700 9827">
          <text:p/>
        </draw:connector>
        <draw:custom-shape draw:style-name="gr4" draw:text-style-name="P1" draw:layer="layout" svg:width="3.55cm" svg:height="4.244cm" svg:x="1.275cm" svg:y="7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2.026cm" svg:height="0.683cm" svg:x="1.999cm" svg:y="7.677cm">
          <draw:text-box>
            <text:p text:style-name="P1"><text:span text:style-name="T2">Interface</text:span></text:p>
          </draw:text-box>
        </draw:frame>
        <draw:frame draw:style-name="gr11" draw:text-style-name="P3" draw:layer="layout" svg:width="1.349cm" svg:height="0.581cm" svg:x="2.416cm" svg:y="10.418cm">
          <draw:text-box>
            <text:p text:style-name="P1"><text:span text:style-name="T2">PCI-E</text:span></text:p>
          </draw:text-box>
        </draw:frame>
        <draw:custom-shape draw:style-name="gr6" draw:text-style-name="P1" draw:layer="layout" svg:width="2.75cm" svg:height="1.375cm" svg:x="1.7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1.687cm" svg:height="0.911cm" svg:x="2.199cm" svg:y="8.478cm">
          <draw:text-box>
            <text:p text:style-name="P1"><text:span text:style-name="T2">tampon</text:span></text:p>
            <text:p text:style-name="P1"><text:span text:style-name="T2">mémoire</text:span></text:p>
          </draw:text-box>
        </draw:frame>
        <draw:custom-shape draw:style-name="gr7" draw:text-style-name="P1" draw:layer="layout" svg:width="2.5cm" svg:height="1.5cm" svg:x="1.85cm" svg:y="9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5cm" svg:height="4.244cm" svg:x="5.15cm" svg:y="7.708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026cm" svg:height="0.809cm" svg:x="5.874cm" svg:y="7.702cm">
          <draw:text-box>
            <text:p text:style-name="P1"><text:span text:style-name="T2">Interface</text:span></text:p>
          </draw:text-box>
        </draw:frame>
        <draw:frame draw:style-name="gr13" draw:text-style-name="P3" draw:layer="layout" svg:width="1.349cm" svg:height="0.581cm" svg:x="6.291cm" svg:y="10.443cm">
          <draw:text-box>
            <text:p text:style-name="P1"><text:span text:style-name="T2">PCI-E</text:span></text:p>
          </draw:text-box>
        </draw:frame>
        <draw:custom-shape draw:style-name="gr6" draw:text-style-name="P1" draw:layer="layout" svg:width="2.75cm" svg:height="1.375cm" svg:x="5.575cm" svg:y="8.327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65cm" svg:height="0.911cm" svg:x="6.074cm" svg:y="8.503cm">
          <draw:text-box>
            <text:p text:style-name="P1"><text:span text:style-name="T2">tampon</text:span></text:p>
            <text:p text:style-name="P1"><text:span text:style-name="T2">mémoire</text:span></text:p>
          </draw:text-box>
        </draw:frame>
        <draw:custom-shape draw:style-name="gr7" draw:text-style-name="P1" draw:layer="layout" svg:width="2.5cm" svg:height="1.5cm" svg:x="5.725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75cm" svg:y1="11.55cm" svg:x2="6.975cm" svg:y2="12.8cm">
          <text:p/>
        </draw:line>
        <draw:line draw:style-name="gr14" draw:text-style-name="P1" draw:layer="layout" svg:x1="3.075cm" svg:y1="11.55cm" svg:x2="3.075cm" svg:y2="12.8cm">
          <text:p/>
        </draw:line>
        <draw:line draw:style-name="gr14" draw:text-style-name="P1" draw:layer="layout" svg:x1="12.975cm" svg:y1="11.55cm" svg:x2="12.975cm" svg:y2="12.8cm">
          <text:p/>
        </draw:line>
        <draw:line draw:style-name="gr14" draw:text-style-name="P1" draw:layer="layout" svg:x1="16.875cm" svg:y1="11.55cm" svg:x2="16.875cm" svg:y2="12.8cm">
          <text:p/>
        </draw:line>
        <draw:frame draw:style-name="gr15" draw:text-style-name="P4" draw:layer="layout" svg:width="0.942cm" svg:height="0.684cm" svg:x="7.35cm" svg:y="5.491cm">
          <draw:text-box>
            <text:p text:style-name="P1"><text:span text:style-name="T1">HT</text:span></text:p>
          </draw:text-box>
        </draw:frame>
        <draw:frame draw:style-name="gr3" draw:text-style-name="P5" draw:layer="layout" svg:width="2.043cm" svg:height="1.115cm" svg:x="1.311cm" svg:y="2.575cm">
          <draw:text-box>
            <text:p text:style-name="P1"><text:span text:style-name="T3">Control</text:span></text:p>
            <text:p text:style-name="P1"><text:span text:style-name="T3">Plane</text:span></text:p>
          </draw:text-box>
        </draw:frame>
        <draw:frame draw:style-name="gr16" draw:text-style-name="P6" draw:layer="layout" svg:width="1.603cm" svg:height="1.115cm" svg:x="1.4cm" svg:y="5.116cm">
          <draw:text-box>
            <text:p text:style-name="P1"><text:span text:style-name="T4">Data</text:span></text:p>
            <text:p text:style-name="P1"><text:span text:style-name="T4">Plane</text:span></text:p>
          </draw:text-box>
        </draw:frame>
        <draw:custom-shape draw:style-name="gr17" draw:text-style-name="P7" draw:layer="layout" svg:width="4.375cm" svg:height="1.125cm" draw:transform="rotate (1.5707963267949) translate (17.499cm 6.925cm)">
          <text:p><text:span text:style-name="T5">Transfer</text:span><text:span text:style-name="T5">ts multiples</text:span></text:p>
          <text:p text:style-name="P1"><text:span text:style-name="T5">simultanés</text:span></text:p>
          <draw:enhanced-geometry svg:viewBox="0 0 21600 21600" draw:text-areas="800 800 20800 20800" draw:mirror-horizontal="true" draw:type="round-rectangular-callout" draw:modifiers="4610.23765996344 54038.3658969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draw:layer="layout" svg:width="2.75cm" svg:height="1.375cm" svg:x="3.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195cm" svg:height="0.769cm" svg:x="3.9cm" svg:y="5.679cm">
          <draw:text-box>
            <text:p text:style-name="P1"><text:span text:style-name="T2">HT </text:span><text:span text:style-name="T6">↔</text:span><text:span text:style-name="T7"> PCI-E</text:span></text:p>
          </draw:text-box>
        </draw:frame>
        <draw:line draw:style-name="gr19" draw:text-style-name="P1" draw:layer="layout" svg:x1="4.075cm" svg:y1="6.55cm" svg:x2="4.075cm" svg:y2="7.8cm">
          <text:p/>
        </draw:line>
        <draw:line draw:style-name="gr19" draw:text-style-name="P1" draw:layer="layout" svg:x1="5.85cm" svg:y1="6.55cm" svg:x2="5.85cm" svg:y2="7.8cm">
          <text:p/>
        </draw:line>
        <draw:custom-shape draw:style-name="gr18" draw:text-style-name="P1" draw:layer="layout" svg:width="2.75cm" svg:height="1.375cm" svg:x="13.5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195cm" svg:height="0.769cm" svg:x="13.8cm" svg:y="5.679cm">
          <draw:text-box>
            <text:p text:style-name="P1"><text:span text:style-name="T2">HT </text:span><text:span text:style-name="T6">↔</text:span><text:span text:style-name="T7"> PCI-E</text:span></text:p>
          </draw:text-box>
        </draw:frame>
        <draw:line draw:style-name="gr19" draw:text-style-name="P1" draw:layer="layout" svg:x1="13.975cm" svg:y1="6.55cm" svg:x2="13.975cm" svg:y2="7.8cm">
          <text:p/>
        </draw:line>
        <draw:line draw:style-name="gr19" draw:text-style-name="P1" draw:layer="layout" svg:x1="15.75cm" svg:y1="6.55cm" svg:x2="15.75cm" svg:y2="7.8cm">
          <text:p/>
        </draw:line>
        <draw:custom-shape draw:style-name="gr20" draw:text-style-name="P1" draw:layer="layout" svg:width="3.125cm" svg:height="2.125cm" svg:x="6.3cm" svg:y="2.82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1.169cm" svg:height="0.861cm" svg:x="6.525cm" svg:y="2.948cm">
          <draw:text-box>
            <text:p text:style-name="P8"><text:span text:style-name="T2">L2</text:span></text:p>
            <text:p text:style-name="P8"><text:span text:style-name="T2">Cache</text:span></text:p>
          </draw:text-box>
        </draw:frame>
        <draw:frame draw:style-name="gr22" draw:text-style-name="P4" draw:layer="layout" svg:width="1.375cm" svg:height="0.875cm" svg:x="7.775cm" svg:y="2.95cm">
          <draw:text-box>
            <text:p text:style-name="P9"><text:span text:style-name="T8">CPU0</text:span></text:p>
          </draw:text-box>
        </draw:frame>
        <draw:frame draw:style-name="gr21" draw:text-style-name="P3" draw:layer="layout" svg:width="1.169cm" svg:height="0.861cm" svg:x="6.526cm" svg:y="3.949cm">
          <draw:text-box>
            <text:p text:style-name="P8"><text:span text:style-name="T2">L2</text:span></text:p>
            <text:p text:style-name="P8"><text:span text:style-name="T2">Cache</text:span></text:p>
          </draw:text-box>
        </draw:frame>
        <draw:frame draw:style-name="gr22" draw:text-style-name="P4" draw:layer="layout" svg:width="1.375cm" svg:height="0.875cm" svg:x="7.776cm" svg:y="3.951cm">
          <draw:text-box>
            <text:p text:style-name="P9"><text:span text:style-name="T8">CPU1</text:span></text:p>
          </draw:text-box>
        </draw:frame>
        <draw:custom-shape draw:style-name="gr20" draw:text-style-name="P1" draw:layer="layout" svg:width="3.125cm" svg:height="2.125cm" svg:x="10.401cm" svg:y="2.82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1.169cm" svg:height="0.861cm" svg:x="10.626cm" svg:y="2.949cm">
          <draw:text-box>
            <text:p text:style-name="P8"><text:span text:style-name="T2">L2</text:span></text:p>
            <text:p text:style-name="P8"><text:span text:style-name="T2">Cache</text:span></text:p>
          </draw:text-box>
        </draw:frame>
        <draw:frame draw:style-name="gr22" draw:text-style-name="P4" draw:layer="layout" svg:width="1.375cm" svg:height="0.875cm" svg:x="11.876cm" svg:y="2.951cm">
          <draw:text-box>
            <text:p text:style-name="P9"><text:span text:style-name="T8">CPU2</text:span></text:p>
          </draw:text-box>
        </draw:frame>
        <draw:frame draw:style-name="gr21" draw:text-style-name="P3" draw:layer="layout" svg:width="1.169cm" svg:height="0.861cm" svg:x="10.627cm" svg:y="3.95cm">
          <draw:text-box>
            <text:p text:style-name="P8"><text:span text:style-name="T2">L2</text:span></text:p>
            <text:p text:style-name="P8"><text:span text:style-name="T2">Cache</text:span></text:p>
          </draw:text-box>
        </draw:frame>
        <draw:frame draw:style-name="gr22" draw:text-style-name="P4" draw:layer="layout" svg:width="1.375cm" svg:height="0.875cm" svg:x="11.877cm" svg:y="3.952cm">
          <draw:text-box>
            <text:p text:style-name="P9"><text:span text:style-name="T8">CPU3</text:span></text:p>
          </draw:text-box>
        </draw:frame>
        <draw:line draw:style-name="gr19" draw:text-style-name="P1" draw:layer="layout" svg:x1="10.475cm" svg:y1="3.925cm" svg:x2="9.35cm" svg:y2="3.925cm">
          <text:p/>
        </draw:line>
        <draw:polyline draw:style-name="gr19" draw:text-style-name="P1" draw:layer="layout" svg:width="2.293cm" svg:height="0.98cm" draw:transform="skewX (-0.400902129183097) rotate (-0.511905069609937) translate (11.475cm 4.925cm)" svg:viewBox="0 0 2294 981" draw:points="0,0 135,981 2294,1">
          <text:p/>
        </draw:polyline>
        <draw:polyline draw:style-name="gr19" draw:text-style-name="P1" draw:layer="layout" svg:width="2.293cm" svg:height="0.98cm" draw:transform="skewX (0.4002039974823) rotate (0.511905069609937) translate (6.3498654686cm 6.04880062554835cm)" svg:viewBox="0 0 2294 981" draw:points="2294,0 2158,981 0,1">
          <text:p/>
        </draw:polyline>
        <draw:frame draw:style-name="gr23" draw:text-style-name="P11" draw:layer="layout" svg:width="1.875cm" svg:height="0.703cm" draw:transform="rotate (1.5707963267949) translate (4.748cm 4.8cm)">
          <draw:text-box>
            <text:p text:style-name="P10"><text:span text:style-name="T9">L-DIMM</text:span></text:p>
          </draw:text-box>
        </draw:frame>
        <draw:frame draw:style-name="gr23" draw:text-style-name="P11" draw:layer="layout" svg:width="1.875cm" svg:height="0.703cm" draw:transform="rotate (1.5707963267949) translate (3.949cm 4.801cm)">
          <draw:text-box>
            <text:p text:style-name="P10"><text:span text:style-name="T9">L-DIMM</text:span></text:p>
          </draw:text-box>
        </draw:frame>
        <draw:frame draw:style-name="gr23" draw:text-style-name="P11" draw:layer="layout" svg:width="1.875cm" svg:height="0.703cm" draw:transform="rotate (1.5707963267949) translate (3.15cm 4.802cm)">
          <draw:text-box>
            <text:p text:style-name="P10"><text:span text:style-name="T9">L-DIMM</text:span></text:p>
          </draw:text-box>
        </draw:frame>
        <draw:frame draw:style-name="gr23" draw:text-style-name="P11" draw:layer="layout" svg:width="1.875cm" svg:height="0.703cm" draw:transform="rotate (1.5707963267949) translate (16.049cm 4.801cm)">
          <draw:text-box>
            <text:p text:style-name="P10"><text:span text:style-name="T9">R-DIMM</text:span></text:p>
          </draw:text-box>
        </draw:frame>
        <draw:frame draw:style-name="gr23" draw:text-style-name="P11" draw:layer="layout" svg:width="1.875cm" svg:height="0.703cm" draw:transform="rotate (1.5707963267949) translate (15.25cm 4.802cm)">
          <draw:text-box>
            <text:p text:style-name="P10"><text:span text:style-name="T9">R-DIMM</text:span></text:p>
          </draw:text-box>
        </draw:frame>
        <draw:frame draw:style-name="gr23" draw:text-style-name="P11" draw:layer="layout" svg:width="1.875cm" svg:height="0.703cm" draw:transform="rotate (1.5707963267949) translate (14.451cm 4.803cm)">
          <draw:text-box>
            <text:p text:style-name="P10"><text:span text:style-name="T9">R-DIMM</text:span></text:p>
          </draw:text-box>
        </draw:frame>
        <draw:line draw:style-name="gr19" draw:text-style-name="P1" draw:layer="layout" svg:x1="14.576cm" svg:y1="3.925cm" svg:x2="13.451cm" svg:y2="3.925cm">
          <text:p/>
        </draw:line>
        <draw:line draw:style-name="gr19" draw:text-style-name="P1" draw:layer="layout" svg:x1="6.477cm" svg:y1="3.925cm" svg:x2="5.352cm" svg:y2="3.925cm">
          <text:p/>
        </draw:line>
        <draw:frame draw:style-name="gr15" draw:text-style-name="P4" draw:layer="layout" svg:width="0.942cm" svg:height="0.684cm" svg:x="11.55cm" svg:y="5.491cm">
          <draw:text-box>
            <text:p text:style-name="P1"><text:span text:style-name="T1">HT</text:span></text:p>
          </draw:text-box>
        </draw:frame>
        <draw:frame draw:style-name="gr15" draw:text-style-name="P4" draw:layer="layout" svg:width="0.942cm" svg:height="0.684cm" svg:x="3.25cm" svg:y="7.091cm">
          <draw:text-box>
            <text:p text:style-name="P1"><text:span text:style-name="T1">HT</text:span></text:p>
          </draw:text-box>
        </draw:frame>
        <draw:frame draw:style-name="gr15" draw:text-style-name="P4" draw:layer="layout" svg:width="0.942cm" svg:height="0.684cm" svg:x="5.05cm" svg:y="7.091cm">
          <draw:text-box>
            <text:p text:style-name="P1"><text:span text:style-name="T1">HT</text:span></text:p>
          </draw:text-box>
        </draw:frame>
        <draw:frame draw:style-name="gr15" draw:text-style-name="P4" draw:layer="layout" svg:width="0.942cm" svg:height="0.684cm" svg:x="13.15cm" svg:y="7.091cm">
          <draw:text-box>
            <text:p text:style-name="P1"><text:span text:style-name="T1">HT</text:span></text:p>
          </draw:text-box>
        </draw:frame>
        <draw:frame draw:style-name="gr15" draw:text-style-name="P4" draw:layer="layout" svg:width="0.942cm" svg:height="0.684cm" svg:x="14.95cm" svg:y="7.091cm">
          <draw:text-box>
            <text:p text:style-name="P1"><text:span text:style-name="T1">HT</text:span></text:p>
          </draw:text-box>
        </draw:frame>
        <draw:frame draw:style-name="gr15" draw:text-style-name="P4" draw:layer="layout" svg:width="0.942cm" svg:height="0.684cm" svg:x="9.475cm" svg:y="3.3cm">
          <draw:text-box>
            <text:p text:style-name="P1"><text:span text:style-name="T1">HT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18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0-12T22:54:27</dc:date>
    <meta:editing-duration>PT11H42M33S</meta:editing-duration>
    <meta:editing-cycles>43</meta:editing-cycles>
    <meta:generator>LibreOffice/3.4$Unix LibreOffice_project/340m1$Build-302</meta:generator>
    <meta:document-statistic meta:object-count="71"/>
  </office:meta>
</office:document-meta>
</file>